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text-align="start" style:justify-single-word="false"/>
      <style:text-properties officeooo:paragraph-rsid="000c3fef"/>
    </style:style>
    <style:style style:name="P2" style:family="paragraph" style:parent-style-name="Text_20_body">
      <style:paragraph-properties fo:text-align="start" style:justify-single-word="false"/>
      <style:text-properties officeooo:rsid="00109353" officeooo:paragraph-rsid="00109353"/>
    </style:style>
    <style:style style:name="P3" style:family="paragraph" style:parent-style-name="Text_20_body">
      <style:paragraph-properties fo:text-align="start" style:justify-single-word="false"/>
      <style:text-properties officeooo:rsid="00109353" officeooo:paragraph-rsid="00092557"/>
    </style:style>
    <style:style style:name="P4" style:family="paragraph" style:parent-style-name="Text_20_body">
      <style:paragraph-properties fo:text-align="start" style:justify-single-word="false"/>
      <style:text-properties officeooo:rsid="00109353" officeooo:paragraph-rsid="0018522c"/>
    </style:style>
    <style:style style:name="P5" style:family="paragraph" style:parent-style-name="Text_20_body">
      <style:paragraph-properties fo:text-align="start" style:justify-single-word="false"/>
      <style:text-properties officeooo:rsid="00157bf2" officeooo:paragraph-rsid="00157bf2"/>
    </style:style>
    <style:style style:name="P6" style:family="paragraph" style:parent-style-name="Heading_20_1">
      <style:paragraph-properties fo:text-align="center" style:justify-single-word="false"/>
      <style:text-properties officeooo:rsid="0012f0be" officeooo:paragraph-rsid="0012f0be"/>
    </style:style>
    <style:style style:name="P7" style:family="paragraph" style:parent-style-name="Text_20_body">
      <style:paragraph-properties fo:text-align="start" style:justify-single-word="false"/>
      <style:text-properties officeooo:paragraph-rsid="001b9b1e"/>
    </style:style>
    <style:style style:name="T1" style:family="text">
      <style:text-properties officeooo:rsid="00176594"/>
    </style:style>
    <style:style style:name="T2" style:family="text">
      <style:text-properties officeooo:rsid="001e2ea5"/>
    </style:style>
    <style:style style:name="T3" style:family="text">
      <style:text-properties officeooo:rsid="001f27f8"/>
    </style:style>
    <style:style style:name="T4" style:family="text">
      <style:text-properties officeooo:rsid="0020baba"/>
    </style:style>
    <style:style style:name="T5" style:family="text">
      <style:text-properties officeooo:rsid="001b9b1e"/>
    </style:style>
    <style:style style:name="T6" style:family="text">
      <style:text-properties officeooo:rsid="0021139c"/>
    </style:style>
    <style:style style:name="T7" style:family="text">
      <style:text-properties officeooo:rsid="00217093"/>
    </style:style>
    <style:style style:name="T8" style:family="text">
      <style:text-properties officeooo:rsid="002309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köpsguide för en dator </text:h>
      <text:p text:style-name="P3"/>
      <text:p text:style-name="P3">När du ska köpa en ny dator kan det kännas överväldigande med alla tekniska specifikationer. Men oroa dig inte, vi går igenom det steg för steg. För att få ut det mesta av din budget på 10 000 kronor är det viktigt att veta vad du ska använda datorn till. <text:span text:style-name="T1">Nu är detta en guide för Herrmods, och jag vet ej vad vi ska använda datorn till så jag kommer att ”hitta på” att personen ska använda datorn till att spela mindre krävande spel, så som Wow, Cs, Dota 2 och LoL. Även att surfa och kolla på streams. <text:line-break/>Detta kan vara bra att veta om man ska spela spel som är krävande vill man lägga mer pengar på ett grafikkort och kanske dra in på andra komponenter. </text:span></text:p>
      <text:p text:style-name="P7"><text:span text:style-name="T5">Det första man </text:span><text:span text:style-name="T2">bör kolla efter är en CPU (Central </text:span><text:span text:style-name="T3">P</text:span><text:span text:style-name="T2">rocessing </text:span><text:span text:style-name="T3">Unit) </text:span><text:span text:style-name="T4">detta är då datorns ”hjärna”, Det du ska kolla h</text:span><text:span text:style-name="T6">ä</text:span><text:span text:style-name="T4">r är då kärnor och trådar. </text:span><text:span text:style-name="T7">Du ska även kolla efter Ghz</text:span><text:span text:style-name="T4"> </text:span><text:span text:style-name="T7">som är snabbheten som CPUn gör beräkningar på. </text:span><text:span text:style-name="T4">Där kärnor är CPU:ns arbetskraft där varje kärna kan göra en uppgift åt gången. Så desto flera kärnor du har desto mer parallellt arbete kan denna processorn göra </text:span><text:span text:style-name="T7">och man kan göra fler saker samtidigt. </text:span><text:span text:style-name="T8">Trådar </text:span>gör att en fysisk kärna kan simulera flera logiska kärnor (trådar), vilket ökar prestandan <text:span text:style-name="T8">detta kallas för hyperthreading, </text:span></text:p>
      <text:p text:style-name="P4"/>
      <text:p text:style-name="P5"/>
      <text:p text:style-name="P5"/>
      <text:p text:style-name="P3"/>
      <text:p text:style-name="P3"/>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line-height="100%" fo:padding="0.049cm" fo:border-left="none" fo:border-right="none" fo:border-top="none" fo:border-bottom="0.51pt solid #666666" fo:keep-with-next="always"/>
      <style:text-properties fo:color="#729fcf" loext:opacity="100%" style:font-name="Cambria" fo:font-family="Cambria" style:font-style-name="Normal" style:font-family-generic="roman" style:font-pitch="variable" fo:font-size="14pt" style:text-underline-style="none"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5T15:29:45.709000000</meta:creation-date>
    <meta:editing-duration>PT3H47M58S</meta:editing-duration>
    <meta:editing-cycles>8</meta:editing-cycles>
    <meta:generator>LibreOffice/24.2.2.2$Windows_X86_64 LibreOffice_project/d56cc158d8a96260b836f100ef4b4ef25d6f1a01</meta:generator>
    <dc:title>Texter/uppsatser</dc:title>
    <dc:date>2024-08-31T19:28:50.490000000</dc:date>
    <meta:document-statistic meta:table-count="0" meta:image-count="0" meta:object-count="0" meta:page-count="1" meta:paragraph-count="3" meta:word-count="227" meta:character-count="1231" meta:non-whitespace-character-count="1003"/>
    <meta:template xlink:type="simple" xlink:actuate="onRequest" xlink:title="Texter/uppsatser" xlink:href="../../../AppData/Roaming/LibreOffice/4/user/template/UserTemplate.ott" meta:date="2024-08-25T15:29:45.463000000"/>
  </office:meta>
</office:document-meta>
</file>